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Segoe UI" svg:font-family="'Segoe UI', Arial, sans-serif"/>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190d3a" officeooo:paragraph-rsid="00190d3a" style:font-weight-asian="bold" style:font-weight-complex="bold"/>
    </style:style>
    <style:style style:name="P2" style:family="paragraph" style:parent-style-name="Standard">
      <style:paragraph-properties fo:text-align="start" style:justify-single-word="false"/>
      <style:text-properties fo:font-size="16pt" fo:font-weight="bold" officeooo:rsid="00196868" officeooo:paragraph-rsid="00196868" style:font-weight-asian="bold" style:font-weight-complex="bold"/>
    </style:style>
    <style:style style:name="P3" style:family="paragraph" style:parent-style-name="Standard">
      <style:paragraph-properties fo:text-align="start" style:justify-single-word="false"/>
      <style:text-properties fo:font-size="16pt" fo:font-weight="bold" officeooo:rsid="0019d1a0" officeooo:paragraph-rsid="0019d1a0" style:font-weight-asian="bold" style:font-weight-complex="bold"/>
    </style:style>
    <style:style style:name="P4" style:family="paragraph" style:parent-style-name="Standard">
      <style:paragraph-properties fo:text-align="start" style:justify-single-word="false"/>
      <style:text-properties fo:font-size="16pt" fo:font-weight="bold" officeooo:rsid="001b7eb6" officeooo:paragraph-rsid="001b7eb6" style:font-weight-asian="bold" style:font-weight-complex="bold"/>
    </style:style>
    <style:style style:name="P5" style:family="paragraph" style:parent-style-name="Standard">
      <style:paragraph-properties fo:text-align="start" style:justify-single-word="false"/>
      <style:text-properties fo:font-size="18pt" fo:font-weight="bold" officeooo:rsid="00173a67" officeooo:paragraph-rsid="00173a67" style:font-weight-asian="bold" style:font-weight-complex="bold"/>
    </style:style>
    <style:style style:name="P6" style:family="paragraph" style:parent-style-name="Standard">
      <style:paragraph-properties fo:text-align="start" style:justify-single-word="false"/>
      <style:text-properties fo:font-size="12pt" fo:font-weight="normal" officeooo:rsid="00190d3a" officeooo:paragraph-rsid="00190d3a"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96868" officeooo:paragraph-rsid="00190d3a"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96a3e" officeooo:paragraph-rsid="00196a3e" style:font-weight-asian="normal" style:font-weight-complex="normal"/>
    </style:style>
    <style:style style:name="P9" style:family="paragraph" style:parent-style-name="Standard">
      <style:paragraph-properties fo:text-align="start" style:justify-single-word="false"/>
      <style:text-properties fo:font-size="14pt" fo:font-weight="bold" officeooo:rsid="00196a3e" officeooo:paragraph-rsid="00196a3e" style:font-weight-asian="bold" style:font-weight-complex="bold"/>
    </style:style>
    <style:style style:name="P10" style:family="paragraph" style:parent-style-name="Standard">
      <style:paragraph-properties style:line-height-at-least="0.402cm"/>
      <style:text-properties fo:color="#d4d4d4" loext:opacity="100%" style:font-name="Droid Sans Mono" fo:font-size="8.39999961853027pt" fo:font-weight="normal" fo:background-color="#1e1e1e"/>
    </style:style>
    <style:style style:name="P11" style:family="paragraph" style:parent-style-name="Standard">
      <style:paragraph-properties fo:text-align="start" style:justify-single-word="false"/>
      <style:text-properties fo:color="#d4d4d4" loext:opacity="100%" style:font-name="Droid Sans Mono" fo:font-size="8.39999961853027pt" fo:font-weight="normal" officeooo:rsid="0019d1a0" officeooo:paragraph-rsid="0019d1a0" fo:background-color="#1e1e1e" style:font-weight-asian="bold" style:font-weight-complex="bold"/>
    </style:style>
    <style:style style:name="P12" style:family="paragraph" style:parent-style-name="Standard">
      <style:paragraph-properties fo:text-align="start" style:justify-single-word="false"/>
      <style:text-properties officeooo:paragraph-rsid="001b7eb6"/>
    </style:style>
    <style:style style:name="P13" style:family="paragraph" style:parent-style-name="Text_20_body">
      <style:text-properties officeooo:rsid="00196a3e" officeooo:paragraph-rsid="00196a3e"/>
    </style:style>
    <style:style style:name="P14" style:family="paragraph" style:parent-style-name="Text_20_body">
      <style:text-properties fo:font-size="18pt" fo:font-weight="bold" officeooo:rsid="001cf5ff" officeooo:paragraph-rsid="001cf5ff" style:font-weight-asian="bold" style:font-weight-complex="bold"/>
    </style:style>
    <style:style style:name="P15" style:family="paragraph" style:parent-style-name="Text_20_body">
      <style:text-properties fo:font-size="18pt" fo:font-weight="bold" officeooo:rsid="001fe65a" officeooo:paragraph-rsid="001fe65a" style:font-weight-asian="bold" style:font-weight-complex="bold"/>
    </style:style>
    <style:style style:name="P16" style:family="paragraph" style:parent-style-name="Heading_20_2">
      <style:paragraph-properties fo:text-align="start" style:justify-single-word="false"/>
      <style:text-properties fo:font-variant="normal" fo:text-transform="none" fo:color="#000000" loext:opacity="100%" style:font-name="Segoe UI" fo:font-size="19.2000007629395pt" fo:letter-spacing="normal" fo:font-style="normal" fo:font-weight="normal" officeooo:rsid="0029c5b4" officeooo:paragraph-rsid="0029c5b4" style:font-weight-asian="bold" style:font-weight-complex="bold"/>
    </style:style>
    <style:style style:name="P17" style:family="paragraph" style:parent-style-name="Standard">
      <style:paragraph-properties fo:text-align="start" style:justify-single-word="false"/>
      <style:text-properties fo:font-size="12pt" fo:font-weight="normal" officeooo:rsid="001b7eb6" officeooo:paragraph-rsid="001b7eb6" style:font-weight-asian="normal" style:font-weight-complex="normal"/>
    </style:style>
    <style:style style:name="P18" style:family="paragraph" style:parent-style-name="Standard">
      <style:paragraph-properties fo:text-align="start" style:justify-single-word="false"/>
      <style:text-properties fo:font-size="12pt" fo:font-weight="normal" officeooo:rsid="001b9c85" officeooo:paragraph-rsid="001b7eb6"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20fd96" officeooo:paragraph-rsid="0020fd96" style:font-weight-asian="normal" style:font-weight-complex="normal"/>
    </style:style>
    <style:style style:name="P20" style:family="paragraph" style:parent-style-name="Standard">
      <style:paragraph-properties fo:text-align="start" style:justify-single-word="false"/>
      <style:text-properties fo:font-size="12pt" fo:font-weight="bold" officeooo:rsid="001b7eb6" officeooo:paragraph-rsid="001b7eb6" style:font-weight-asian="bold" style:font-weight-complex="bold"/>
    </style:style>
    <style:style style:name="P21" style:family="paragraph" style:parent-style-name="Standard">
      <style:paragraph-properties fo:text-align="start" style:justify-single-word="false"/>
      <style:text-properties fo:font-size="12pt" fo:font-weight="bold" officeooo:rsid="0020fd96" officeooo:paragraph-rsid="0020fd96" style:font-weight-asian="bold" style:font-weight-complex="bold"/>
    </style:style>
    <style:style style:name="P22" style:family="paragraph" style:parent-style-name="Standard">
      <style:paragraph-properties fo:text-align="start" style:justify-single-word="false"/>
      <style:text-properties fo:font-size="12pt" fo:font-weight="bold" officeooo:rsid="0021ad44" officeooo:paragraph-rsid="0021ad44" style:font-weight-asian="bold" style:font-weight-complex="bold"/>
    </style:style>
    <style:style style:name="P23" style:family="paragraph" style:parent-style-name="Standard">
      <style:paragraph-properties fo:text-align="start" style:justify-single-word="false"/>
      <style:text-properties fo:font-size="12pt" fo:font-weight="bold" officeooo:rsid="00247021" officeooo:paragraph-rsid="00247021" style:font-weight-asian="bold" style:font-weight-complex="bold"/>
    </style:style>
    <style:style style:name="P24" style:family="paragraph" style:parent-style-name="Standard">
      <style:paragraph-properties fo:text-align="start" style:justify-single-word="false"/>
      <style:text-properties fo:font-size="12pt" fo:font-weight="bold" officeooo:rsid="002793b1" officeooo:paragraph-rsid="002793b1" style:font-weight-asian="bold" style:font-weight-complex="bold"/>
    </style:style>
    <style:style style:name="P25" style:family="paragraph" style:parent-style-name="Standard">
      <style:paragraph-properties fo:text-align="start" style:justify-single-word="false"/>
      <style:text-properties officeooo:paragraph-rsid="0021ad44"/>
    </style:style>
    <style:style style:name="P26" style:family="paragraph" style:parent-style-name="Standard">
      <style:paragraph-properties fo:text-align="start" style:justify-single-word="false"/>
      <style:text-properties officeooo:paragraph-rsid="00247021"/>
    </style:style>
    <style:style style:name="P27" style:family="paragraph" style:parent-style-name="Standard">
      <style:paragraph-properties fo:text-align="start" style:justify-single-word="false"/>
      <style:text-properties officeooo:paragraph-rsid="002793b1"/>
    </style:style>
    <style:style style:name="P28" style:family="paragraph" style:parent-style-name="Standard">
      <style:paragraph-properties fo:text-align="start" style:justify-single-word="false"/>
      <style:text-properties officeooo:paragraph-rsid="0029c5b4"/>
    </style:style>
    <style:style style:name="P29" style:family="paragraph" style:parent-style-name="Standard">
      <style:paragraph-properties fo:text-align="start" style:justify-single-word="false"/>
      <style:text-properties fo:font-weight="bold" officeooo:rsid="0027d2b9" officeooo:paragraph-rsid="0027d2b9" style:font-weight-asian="bold" style:font-weight-complex="bold"/>
    </style:style>
    <style:style style:name="P30" style:family="paragraph" style:parent-style-name="Standard">
      <style:paragraph-properties fo:text-align="start" style:justify-single-word="false"/>
      <style:text-properties fo:font-size="14pt" fo:font-weight="bold" officeooo:rsid="0029c5b4" officeooo:paragraph-rsid="0029c5b4" style:font-weight-asian="bold" style:font-weight-complex="bold"/>
    </style:style>
    <style:style style:name="P31" style:family="paragraph" style:parent-style-name="Standard">
      <style:paragraph-properties fo:text-align="start" style:justify-single-word="false"/>
      <style:text-properties fo:font-size="18pt" fo:font-weight="bold" officeooo:rsid="0029c5b4" officeooo:paragraph-rsid="0029c5b4" style:font-weight-asian="bold" style:font-weight-complex="bold"/>
    </style:style>
    <style:style style:name="P32" style:family="paragraph" style:parent-style-name="Text_20_body">
      <style:paragraph-properties fo:text-align="start" style:justify-single-word="false"/>
      <style:text-properties fo:font-size="12pt" fo:font-weight="normal" officeooo:rsid="001b9c85" officeooo:paragraph-rsid="001b7eb6" style:font-weight-asian="normal" style:font-weight-complex="normal"/>
    </style:style>
    <style:style style:name="P33" style:family="paragraph" style:parent-style-name="Text_20_body">
      <style:text-properties fo:font-size="12pt" fo:font-weight="normal" officeooo:rsid="001cf5ff" officeooo:paragraph-rsid="001cf5ff" style:font-weight-asian="normal" style:font-weight-complex="normal"/>
    </style:style>
    <style:style style:name="P34" style:family="paragraph" style:parent-style-name="Text_20_body">
      <style:text-properties fo:font-size="12pt" fo:font-weight="bold" officeooo:rsid="00267a16" officeooo:paragraph-rsid="00267a16" style:font-weight-asian="bold" style:font-weight-complex="bold"/>
    </style:style>
    <style:style style:name="P35" style:family="paragraph" style:parent-style-name="Text_20_body" style:list-style-name="L1"/>
    <style:style style:name="P36" style:family="paragraph" style:parent-style-name="Text_20_body">
      <style:text-properties officeooo:paragraph-rsid="0025f61f"/>
    </style:style>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paragraph-properties fo:margin-left="0cm" fo:margin-right="0cm" fo:orphans="2" fo:widows="2" fo:text-indent="0cm" style:auto-text-indent="false"/>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T1" style:family="text">
      <style:text-properties fo:font-size="12pt"/>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196868" style:font-weight-asian="normal" style:font-weight-complex="normal"/>
    </style:style>
    <style:style style:name="T4" style:family="text">
      <style:text-properties fo:font-size="12pt" fo:font-weight="normal" officeooo:rsid="001b9c85" style:font-weight-asian="normal" style:font-weight-complex="normal"/>
    </style:style>
    <style:style style:name="T5" style:family="text">
      <style:text-properties fo:font-size="12pt" fo:font-weight="normal" officeooo:rsid="001c24db" style:font-weight-asian="normal" style:font-weight-complex="normal"/>
    </style:style>
    <style:style style:name="T6" style:family="text">
      <style:text-properties fo:font-size="12pt" fo:font-weight="normal" officeooo:rsid="0021ad44" style:font-weight-asian="normal" style:font-weight-complex="normal"/>
    </style:style>
    <style:style style:name="T7" style:family="text">
      <style:text-properties fo:font-size="12pt" fo:font-weight="normal" officeooo:rsid="002793b1" style:font-weight-asian="normal" style:font-weight-complex="normal"/>
    </style:style>
    <style:style style:name="T8" style:family="text">
      <style:text-properties fo:font-size="12pt" fo:font-weight="normal" officeooo:rsid="0029c5b4" style:font-weight-asian="normal" style:font-weight-complex="normal"/>
    </style:style>
    <style:style style:name="T9" style:family="text">
      <style:text-properties fo:font-size="12pt" officeooo:rsid="00196868"/>
    </style:style>
    <style:style style:name="T10" style:family="text">
      <style:text-properties fo:font-size="12pt" fo:font-weight="bold" officeooo:rsid="0021ad44" style:font-weight-asian="bold" style:font-weight-complex="bold"/>
    </style:style>
    <style:style style:name="T11" style:family="text">
      <style:text-properties fo:font-size="12pt" fo:font-weight="bold" officeooo:rsid="0024702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91e9a" style:font-weight-asian="normal" style:font-weight-complex="normal"/>
    </style:style>
    <style:style style:name="T14" style:family="text">
      <style:text-properties fo:color="#9cdcfe" loext:opacity="100%"/>
    </style:style>
    <style:style style:name="T15" style:family="text">
      <style:text-properties fo:color="#9cdcfe" loext:opacity="100%" fo:font-size="12pt"/>
    </style:style>
    <style:style style:name="T16" style:family="text">
      <style:text-properties fo:color="#ce9178" loext:opacity="100%"/>
    </style:style>
    <style:style style:name="T17" style:family="text">
      <style:text-properties fo:color="#ce9178" loext:opacity="100%" fo:font-size="12pt"/>
    </style:style>
    <style:style style:name="T18" style:family="text">
      <style:text-properties fo:color="#b5cea8" loext:opacity="100%"/>
    </style:style>
    <style:style style:name="T19" style:family="text">
      <style:text-properties fo:font-weight="bold" style:font-weight-asian="bold" style:font-weight-complex="bold"/>
    </style:style>
    <style:style style:name="T20" style:family="text">
      <style:text-properties officeooo:rsid="0025f61f"/>
    </style:style>
    <style:style style:name="T21" style:family="text">
      <style:text-properties officeooo:rsid="00291e9a"/>
    </style:style>
    <style:style style:name="T22" style:family="text">
      <style:text-properties fo:font-variant="normal" fo:text-transform="none" fo:color="#000000" loext:opacity="100%" style:font-name="Verdana" fo:font-size="9pt" fo:letter-spacing="normal" fo:font-style="normal" fo:font-weight="normal"/>
    </style:style>
    <style:style style:name="T23" style:family="text">
      <style:text-properties fo:font-variant="normal" fo:text-transform="none" fo:color="#dc143c" loext:opacity="100%" style:font-name="Consolas" fo:font-size="9pt" fo:letter-spacing="normal" fo:font-style="normal" fo:font-weight="normal" loext:padding="0cm" loext:border="none"/>
    </style:style>
    <style:style style:name="T24" style:family="text">
      <style:text-properties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arning</text:p>
      <text:p text:style-name="P5"/>
      <text:p text:style-name="P1">Objective : <text:span text:style-name="T2">is to make nav bar stick to the edge of the screen when it</text:span></text:p>
      <text:p text:style-name="P6">tries to go past beyond it</text:p>
      <text:p text:style-name="P6"/>
      <text:p text:style-name="P1"><text:span text:style-name="T2">&lt;</text:span><text:span text:style-name="T3">header&gt; : tag </text:span></text:p>
      <text:p text:style-name="P1"><text:span text:style-name="T3">The </text:span><text:span text:style-name="Strong_20_Emphasis"><text:span text:style-name="T9">HTML </text:span></text:span><text:span text:style-name="Strong_20_Emphasis"><text:span text:style-name="Source_20_Text"><text:span text:style-name="T9">&lt;header&gt;</text:span></text:span></text:span><text:span text:style-name="Strong_20_Emphasis"><text:span text:style-name="T9"> element</text:span></text:span><text:span text:style-name="T3"> represents introductory content, typically a group of introductory or navigational aids. It may contain some heading elements but also a logo, a search form, an author name, and other elements.</text:span></text:p>
      <text:p text:style-name="P7"/>
      <text:p text:style-name="P2"><text:span text:style-name="T3">I</text:span><text:span text:style-name="T2">t may be important from metadata point of view of browser.</text:span></text:p>
      <text:p text:style-name="P6"/>
      <text:p text:style-name="P5"/>
      <text:p text:style-name="P9">Learning : </text:p>
      <text:p text:style-name="P13">Difference between background vs background-color</text:p>
      <text:p text:style-name="Text_20_body"><text:span text:style-name="Source_20_Text">background-color</text:span> refers to the background color</text:p>
      <text:p text:style-name="Text_20_body"><text:span text:style-name="Source_20_Text">background</text:span> is shorthand to combine many background tags into one line.</text:p>
      <text:p text:style-name="P8"/>
      <text:p text:style-name="P3">Challenge : <text:span text:style-name="T2">is to align the text of header in the centre. </text:span></text:p>
      <text:p text:style-name="P17"/>
      <text:p text:style-name="P17">Flex along with justify-content , text-align, align-items brought the &lt;h1&gt; tag </text:p>
      <text:p text:style-name="P4"><text:span text:style-name="T2">at center. </text:span><text:span text:style-name="T5">Above work for flex box.</text:span></text:p>
      <text:p text:style-name="P17"/>
      <text:p text:style-name="P17">header{</text:p>
      <text:p text:style-name="P11"><text:span text:style-name="T15">display</text:span><text:span text:style-name="T1">: </text:span><text:span text:style-name="T17">flex</text:span><text:span text:style-name="T1">;</text:span></text:p>
      <text:p text:style-name="P10"><text:span text:style-name="T14">background</text:span>: <text:span text:style-name="T16">blue</text:span>;</text:p>
      <text:p text:style-name="P10"><text:span text:style-name="T14">height</text:span>: <text:span text:style-name="T18">10em</text:span>;</text:p>
      <text:p text:style-name="P10"><text:span text:style-name="T14">justify-content</text:span>: <text:span text:style-name="T16">center</text:span>;</text:p>
      <text:p text:style-name="P10"><text:span text:style-name="T14">text-align</text:span>: <text:span text:style-name="T16">center</text:span>;</text:p>
      <text:p text:style-name="P10"><text:span text:style-name="T14">align-items</text:span>: <text:span text:style-name="T16">center</text:span>;</text:p>
      <text:p text:style-name="P20">}</text:p>
      <text:p text:style-name="P20"/>
      <text:p text:style-name="P12"><text:a xlink:type="simple" xlink:href="https://www.w3.org/Style/Examples/007/center.en.html" text:style-name="Internet_20_link" text:visited-style-name="Visited_20_Internet_20_Link"><text:span text:style-name="T4">https://www.w3.org/Style/Examples/007/center.en.html</text:span></text:a></text:p>
      <text:p text:style-name="P18"/>
      <text:p text:style-name="P32">“How do I center an element horizontally with flex again?” I wondered. Well, that was when she gave me what I think is the best shorthand way of remembering how the two work together.</text:p>
      <text:p text:style-name="Text_20_body"><text:bookmark text:name="more-268929"/>She said that <text:span text:style-name="Source_20_Text">justify-content</text:span> positions elements across the horizontal axis because the word itself is longer than <text:span text:style-name="Source_20_Text">align-items</text:span>. At first I thought this was a really silly idea but now this is how I remember it. I even used it five minutes ago when I needed to make these two quick demos:</text:p>
      <text:p text:style-name="P32"/>
      <text:p text:style-name="P32">So, to summarize: </text:p>
      <text:list xml:id="list4795752" text:style-name="L1">
        <text:list-item>
          <text:p text:style-name="P37"><text:span text:style-name="Source_20_Text">justify-content</text:span>: longer word: horizontal alignment </text:p>
        </text:list-item>
        <text:list-item>
          <text:p text:style-name="P35"><text:span text:style-name="Source_20_Text">align-items</text:span>: shorter word: vertical alignment </text:p>
        </text:list-item>
      </text:list>
      <text:p text:style-name="P36"><text:span text:style-name="T20">text-align : </text:span>Set the text alignment for different &lt;div&gt; elements</text:p>
      <text:p text:style-name="P14"><text:soft-page-break/>Challenge : <text:span text:style-name="T2">in nav-bar there is some vaccant space which is not covered</text:span></text:p>
      <text:p text:style-name="P33">by button. </text:p>
      <text:p text:style-name="P34">This was because of the default padding associated with the unordered list.</text:p>
      <text:p text:style-name="P33"/>
      <text:p text:style-name="P15">Challenge : <text:span text:style-name="T2">main part make nav-bar stick on scroll.</text:span></text:p>
      <text:p text:style-name="P21">What is offset ?</text:p>
      <text:p text:style-name="P19"><text:tab/>the amount or distance by which something is out of line.</text:p>
      <text:p text:style-name="Standard"><text:tab/>"these wheels have an offset of four inches"</text:p>
      <text:p text:style-name="P19"/>
      <text:p text:style-name="P22">offsetTop: <text:span text:style-name="T12">it means that how much away from the parent is the current html element top.</text:span></text:p>
      <text:p text:style-name="P22"><text:span text:style-name="T12"/></text:p>
      <text:p text:style-name="P22">Navbar.offsetTop : <text:span text:style-name="T12">it implies how much away </text:span>is the top of html element <text:span text:style-name="T12">w.r.t. its parent container <text:s/></text:span></text:p>
      <text:p text:style-name="P22"><text:span text:style-name="T12">like div</text:span></text:p>
      <text:p text:style-name="P25"><text:span text:style-name="T10">Window.pageYOffset</text:span><text:span text:style-name="T6"> : <text:s/></text:span><text:span text:style-name="T12">The read-only </text:span><text:a xlink:type="simple" xlink:href="https://developer.mozilla.org/en-US/docs/Web/API/Window" text:style-name="Internet_20_link" text:visited-style-name="Visited_20_Internet_20_Link"><text:span text:style-name="Source_20_Text"><text:span text:style-name="T12">Window</text:span></text:span></text:a><text:span text:style-name="T12"> property </text:span><text:span text:style-name="Strong_20_Emphasis"><text:span text:style-name="Source_20_Text">pageYOffset</text:span></text:span><text:span text:style-name="T12"> is an alias for </text:span><text:a xlink:type="simple" xlink:href="https://developer.mozilla.org/en-US/docs/Web/API/Window/scrollY" text:style-name="Internet_20_link" text:visited-style-name="Visited_20_Internet_20_Link"><text:span text:style-name="Source_20_Text"><text:span text:style-name="T12">scrollY</text:span></text:span></text:a><text:span text:style-name="T12">; as such, </text:span><text:span text:style-name="T19">it returns the number of pixels the document is currently scrolled along the vertical axis (that is, up or down) with a value of 0.0, </text:span><text:span text:style-name="T12">indicating that the top edge of the </text:span><text:a xlink:type="simple" xlink:href="https://developer.mozilla.org/en-US/docs/Web/API/Document" text:style-name="Internet_20_link" text:visited-style-name="Visited_20_Internet_20_Link"><text:span text:style-name="Source_20_Text"><text:span text:style-name="T12">Document</text:span></text:span></text:a><text:span text:style-name="T12"> is currently aligned with the top edge of the window's content area.</text:span></text:p>
      <text:p text:style-name="Text_20_body">There is slightly better support for <text:span text:style-name="Source_20_Text">pageYOffset</text:span> than for <text:span text:style-name="Source_20_Text">scrollY</text:span> in older browsers, </text:p>
      <text:p text:style-name="P22"><text:span text:style-name="T12"/></text:p>
      <text:p text:style-name="P26"><text:span text:style-name="T11">Box-sizing : </text:span><text:span text:style-name="T12">The </text:span><text:span text:style-name="Source_20_Text"><text:span text:style-name="T12">box-sizing</text:span></text:span><text:span text:style-name="T12"> property allows us to include the padding and border in an element's total width and height.</text:span></text:p>
      <text:p text:style-name="Text_20_body">If you set <text:span text:style-name="Source_20_Text">box-sizing: border-box;</text:span> on an element, padding and border are included in the width and height.</text:p>
      <text:p text:style-name="P23"><text:span text:style-name="T12"/></text:p>
      <text:p text:style-name="P24">Learning : </text:p>
      <text:p text:style-name="P27"><text:span text:style-name="T7">z-index : </text:span>The <text:span text:style-name="Strong_20_Emphasis"><text:span text:style-name="Source_20_Text">z-index</text:span></text:span> CSS property sets the z-order of a <text:a xlink:type="simple" xlink:href="https://developer.mozilla.org/en-US/docs/Web/CSS/position" text:style-name="Internet_20_link" text:visited-style-name="Visited_20_Internet_20_Link">positioned</text:a> element and its descendants or flex items. Overlapping elements with a larger z-index cover those with a smaller one.</text:p>
      <text:p text:style-name="P27"/>
      <text:p text:style-name="P29">Box-shadow : offset-x <text:s/>| offset-y | blur-radius | spread-radius | color</text:p>
      <text:p text:style-name="P29"><text:tab/><text:span text:style-name="T21">offset-x &amp; offset-y </text:span><text:span text:style-name="T13">specify how much away will shadow w.r.t. x &amp; y axis</text:span></text:p>
      <text:p text:style-name="P29"><text:span text:style-name="T13"><text:tab/></text:span><text:span text:style-name="T21">blur-radius : </text:span><text:span text:style-name="T13">bigger value , bigger blur &amp; so, bigger &amp; lighter shadow</text:span></text:p>
      <text:p text:style-name="P29"><text:span text:style-name="T13"><text:tab/></text:span><text:span text:style-name="T21">spread-radius : </text:span><text:span text:style-name="T13">as value increases shadow expands and grow bigger.</text:span></text:p>
      <text:p text:style-name="P29"><text:span text:style-name="T13"/></text:p>
      <text:p text:style-name="P31">Main hero of this project is as follow : </text:p>
      <text:p text:style-name="P30"><text:span text:style-name="T12"/></text:p>
      <text:h text:style-name="P16" text:outline-level="2"><text:span text:style-name="T24">position: fixed;</text:span></text:h>
      <text:p text:style-name="P38"><text:span text:style-name="T22">An element with </text:span><text:span text:style-name="Source_20_Text"><text:span text:style-name="T23">position: fixed;</text:span></text:span><text:span text:style-name="T22"> is positioned relative to the viewport, which means it always stays in the same place even if the page is scrolled. The top, right, bottom, and left properties are used to position the element.</text:span></text:p>
      <text:p text:style-name="P39">A fixed element does not leave a gap in the page where it would normally have been located.</text:p>
      <text:p text:style-name="P39">Notice the fixed element in the lower-right corner of the page. Here is the CSS that is used:</text:p>
      <text:p text:style-name="P28"><text:a xlink:type="simple" xlink:href="https://www.w3schools.com/css/css_positioning.asp" text:style-name="Internet_20_link" text:visited-style-name="Visited_20_Internet_20_Link"><text:span text:style-name="T8">https://www.w3schools.com/css/css_positioning.asp</text:span></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Segoe UI" svg:font-family="'Segoe UI', Arial, sans-serif"/>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2T23:42:50.699457012</meta:creation-date>
    <dc:date>2021-02-24T01:50:01.570628655</dc:date>
    <meta:editing-duration>PT2H8M52S</meta:editing-duration>
    <meta:editing-cycles>20</meta:editing-cycles>
    <meta:generator>LibreOffice/7.0.4.2$Linux_X86_64 LibreOffice_project/1c5f81ee28659974774060c3fe084e73b3bd074b</meta:generator>
    <meta:document-statistic meta:table-count="0" meta:image-count="0" meta:object-count="0" meta:page-count="2" meta:paragraph-count="54" meta:word-count="623" meta:character-count="3735" meta:non-whitespace-character-count="3148"/>
  </office:meta>
</office:document-meta>
</file>